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84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4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6" table:default-cell-style-name="ce1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DATA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1.2S">
            <text:p>00:01,20</text:p>
          </table:table-cell>
          <table:table-cell office:value-type="float" office:value="47736">
            <text:p>47736</text:p>
          </table:table-cell>
          <table:table-cell office:value-type="time" office:time-value="PT00H00M00.59S">
            <text:p>00:00,59</text:p>
          </table:table-cell>
          <table:table-cell office:value-type="time" office:time-value="PT00H00M00.73S">
            <text:p>00:00,73</text:p>
          </table:table-cell>
          <table:table-cell office:value-type="float" office:value="47736">
            <text:p>47736</text:p>
          </table:table-cell>
          <table:table-cell office:value-type="time" office:time-value="PT00H00M00.58S">
            <text:p>00:00,58</text:p>
          </table:table-cell>
          <table:table-cell office:value-type="time" office:time-value="PT00H00M00.73S">
            <text:p>00:00,73</text:p>
          </table:table-cell>
          <table:table-cell office:value-type="float" office:value="47736">
            <text:p>47736</text:p>
          </table:table-cell>
          <table:table-cell office:value-type="time" office:time-value="PT00H00M00.59S">
            <text:p>00:00,59</text:p>
          </table:table-cell>
          <table:table-cell/>
          <table:table-cell table:formula="of:=AVERAGE([.C3];[.F3];[.I3])" office:value-type="time" office:time-value="PT00H00M00.886667S">
            <text:p>00:00,89</text:p>
          </table:table-cell>
          <table:table-cell table:formula="of:=AVERAGE([.D3];[.G3];[.J3])" office:value-type="float" office:value="47736">
            <text:p>47736</text:p>
          </table:table-cell>
          <table:table-cell table:formula="of:=AVERAGE([.E3];[.H3];[.K3])" office:value-type="time" office:time-value="PT00H00M00.586667S">
            <text:p>00:00,59</text:p>
          </table:table-cell>
        </table:table-row>
        <table:table-row table:style-name="ro1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4.69S">
            <text:p>00:04,69</text:p>
          </table:table-cell>
          <table:table-cell office:value-type="float" office:value="255387">
            <text:p>255387</text:p>
          </table:table-cell>
          <table:table-cell office:value-type="time" office:time-value="PT00H00M03.67S">
            <text:p>00:03,67</text:p>
          </table:table-cell>
          <table:table-cell office:value-type="time" office:time-value="PT00H00M04.53S">
            <text:p>00:04,53</text:p>
          </table:table-cell>
          <table:table-cell office:value-type="float" office:value="255387">
            <text:p>255387</text:p>
          </table:table-cell>
          <table:table-cell office:value-type="time" office:time-value="PT00H00M03.68S">
            <text:p>00:03,68</text:p>
          </table:table-cell>
          <table:table-cell office:value-type="time" office:time-value="PT00H00M04.53S">
            <text:p>00:04,53</text:p>
          </table:table-cell>
          <table:table-cell office:value-type="float" office:value="255387">
            <text:p>255387</text:p>
          </table:table-cell>
          <table:table-cell office:value-type="time" office:time-value="PT00H00M03.68S">
            <text:p>00:03,68</text:p>
          </table:table-cell>
          <table:table-cell/>
          <table:table-cell table:formula="of:=AVERAGE([.C4];[.F4];[.I4])" office:value-type="time" office:time-value="PT00H00M04.583333S">
            <text:p>00:04,58</text:p>
          </table:table-cell>
          <table:table-cell table:formula="of:=AVERAGE([.D4];[.G4];[.J4])" office:value-type="float" office:value="255387">
            <text:p>255387</text:p>
          </table:table-cell>
          <table:table-cell table:formula="of:=AVERAGE([.E4];[.H4];[.K4])" office:value-type="time" office:time-value="PT00H00M03.676667S">
            <text:p>00:03,68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6.8S">
            <text:p>00:06,80</text:p>
          </table:table-cell>
          <table:table-cell office:value-type="float" office:value="379529">
            <text:p>379529</text:p>
          </table:table-cell>
          <table:table-cell office:value-type="time" office:time-value="PT00H00M05.39S">
            <text:p>00:05,39</text:p>
          </table:table-cell>
          <table:table-cell office:value-type="time" office:time-value="PT00H00M06.77S">
            <text:p>00:06,77</text:p>
          </table:table-cell>
          <table:table-cell office:value-type="float" office:value="379529">
            <text:p>379529</text:p>
          </table:table-cell>
          <table:table-cell office:value-type="time" office:time-value="PT00H00M05.35S">
            <text:p>00:05,35</text:p>
          </table:table-cell>
          <table:table-cell office:value-type="time" office:time-value="PT00H00M06.75S">
            <text:p>00:06,75</text:p>
          </table:table-cell>
          <table:table-cell office:value-type="float" office:value="379529">
            <text:p>379529</text:p>
          </table:table-cell>
          <table:table-cell office:value-type="time" office:time-value="PT00H00M05.34S">
            <text:p>00:05,34</text:p>
          </table:table-cell>
          <table:table-cell/>
          <table:table-cell table:formula="of:=AVERAGE([.C5];[.F5];[.I5])" office:value-type="time" office:time-value="PT00H00M06.773333S">
            <text:p>00:06,77</text:p>
          </table:table-cell>
          <table:table-cell table:formula="of:=AVERAGE([.D5];[.G5];[.J5])" office:value-type="float" office:value="379529">
            <text:p>379529</text:p>
          </table:table-cell>
          <table:table-cell table:formula="of:=AVERAGE([.E5];[.H5];[.K5])" office:value-type="time" office:time-value="PT00H00M05.36S">
            <text:p>00:05,3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TEXT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36S">
            <text:p>00:00,36</text:p>
          </table:table-cell>
          <table:table-cell office:value-type="float" office:value="36632">
            <text:p>36632</text:p>
          </table:table-cell>
          <table:table-cell office:value-type="time" office:time-value="PT00H00M00.21S">
            <text:p>00:00,21</text:p>
          </table:table-cell>
          <table:table-cell office:value-type="time" office:time-value="PT00H00M00.35S">
            <text:p>00:00,35</text:p>
          </table:table-cell>
          <table:table-cell office:value-type="float" office:value="36632">
            <text:p>36632</text:p>
          </table:table-cell>
          <table:table-cell office:value-type="time" office:time-value="PT00H00M00.22S">
            <text:p>00:00,22</text:p>
          </table:table-cell>
          <table:table-cell office:value-type="time" office:time-value="PT00H00M00.35S">
            <text:p>00:00,35</text:p>
          </table:table-cell>
          <table:table-cell office:value-type="float" office:value="36632">
            <text:p>36632</text:p>
          </table:table-cell>
          <table:table-cell office:value-type="time" office:time-value="PT00H00M00.21S">
            <text:p>00:00,21</text:p>
          </table:table-cell>
          <table:table-cell/>
          <table:table-cell table:formula="of:=AVERAGE([.C9];[.F9];[.I9])" office:value-type="time" office:time-value="PT00H00M00.353333S">
            <text:p>00:00,35</text:p>
          </table:table-cell>
          <table:table-cell table:formula="of:=AVERAGE([.D9];[.G9];[.J9])" office:value-type="float" office:value="36632">
            <text:p>36632</text:p>
          </table:table-cell>
          <table:table-cell table:formula="of:=AVERAGE([.E9];[.H9];[.K9])" office:value-type="time" office:time-value="PT00H00M00.213333S">
            <text:p>00:00,21</text:p>
          </table:table-cell>
        </table:table-row>
        <table:table-row table:style-name="ro1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1.88S">
            <text:p>00:01,88</text:p>
          </table:table-cell>
          <table:table-cell office:value-type="float" office:value="149385">
            <text:p>149385</text:p>
          </table:table-cell>
          <table:table-cell office:value-type="time" office:time-value="PT00H00M01.06S">
            <text:p>00:01,06</text:p>
          </table:table-cell>
          <table:table-cell office:value-type="time" office:time-value="PT00H00M01.88S">
            <text:p>00:01,88</text:p>
          </table:table-cell>
          <table:table-cell office:value-type="float" office:value="149385">
            <text:p>149385</text:p>
          </table:table-cell>
          <table:table-cell office:value-type="time" office:time-value="PT00H00M01.08S">
            <text:p>00:01,08</text:p>
          </table:table-cell>
          <table:table-cell office:value-type="time" office:time-value="PT00H00M01.87S">
            <text:p>00:01,87</text:p>
          </table:table-cell>
          <table:table-cell office:value-type="float" office:value="149385">
            <text:p>149385</text:p>
          </table:table-cell>
          <table:table-cell office:value-type="time" office:time-value="PT00H00M01.07S">
            <text:p>00:01,07</text:p>
          </table:table-cell>
          <table:table-cell/>
          <table:table-cell table:formula="of:=AVERAGE([.C10];[.F10];[.I10])" office:value-type="time" office:time-value="PT00H00M01.876667S">
            <text:p>00:01,88</text:p>
          </table:table-cell>
          <table:table-cell table:formula="of:=AVERAGE([.D10];[.G10];[.J10])" office:value-type="float" office:value="149385">
            <text:p>149385</text:p>
          </table:table-cell>
          <table:table-cell table:formula="of:=AVERAGE([.E10];[.H10];[.K10])" office:value-type="time" office:time-value="PT00H00M01.07S">
            <text:p>00:01,07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3.07S">
            <text:p>00:03,07</text:p>
          </table:table-cell>
          <table:table-cell office:value-type="float" office:value="191999">
            <text:p>191999</text:p>
          </table:table-cell>
          <table:table-cell office:value-type="time" office:time-value="PT00H00M01.49S">
            <text:p>00:01,49</text:p>
          </table:table-cell>
          <table:table-cell office:value-type="time" office:time-value="PT00H00M03.02S">
            <text:p>00:03,02</text:p>
          </table:table-cell>
          <table:table-cell office:value-type="float" office:value="191999">
            <text:p>191999</text:p>
          </table:table-cell>
          <table:table-cell office:value-type="time" office:time-value="PT00H00M01.48S">
            <text:p>00:01,48</text:p>
          </table:table-cell>
          <table:table-cell office:value-type="time" office:time-value="PT00H00M03.04S">
            <text:p>00:03,04</text:p>
          </table:table-cell>
          <table:table-cell office:value-type="float" office:value="191999">
            <text:p>191999</text:p>
          </table:table-cell>
          <table:table-cell office:value-type="time" office:time-value="PT00H00M01.49S">
            <text:p>00:01,49</text:p>
          </table:table-cell>
          <table:table-cell/>
          <table:table-cell table:formula="of:=AVERAGE([.C11];[.F11];[.I11])" office:value-type="time" office:time-value="PT00H00M03.043333S">
            <text:p>00:03,04</text:p>
          </table:table-cell>
          <table:table-cell table:formula="of:=AVERAGE([.D11];[.G11];[.J11])" office:value-type="float" office:value="191999">
            <text:p>191999</text:p>
          </table:table-cell>
          <table:table-cell table:formula="of:=AVERAGE([.E11];[.H11];[.K11])" office:value-type="time" office:time-value="PT00H00M01.486667S">
            <text:p>00:01,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3T00:58:12</dc:date>
    <meta:document-statistic meta:table-count="1" meta:cell-count="110" meta:object-count="0"/>
    <meta:generator>LibreOffice/3.6$Linux_x86 LibreOffice_project/360m1$Build-2</meta:generator>
  </office:meta>
</office:document-meta>
</file>